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3c3" officeooo:paragraph-rsid="000493c3"/>
    </style:style>
    <style:style style:name="P2" style:family="paragraph" style:parent-style-name="Standard">
      <style:text-properties officeooo:rsid="00068da1" officeooo:paragraph-rsid="00068da1"/>
    </style:style>
    <style:style style:name="P3" style:family="paragraph" style:parent-style-name="Standard">
      <style:text-properties officeooo:rsid="0007289c" officeooo:paragraph-rsid="000728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ete columns DATAFLOW, last update, freq, unit as there are constant and not information I want.</text:p>
      <text:p text:style-name="P1">Delete column obs flag. Have values p for provisional and c confidential as p is best data available and c is just missing. </text:p>
      <text:p text:style-name="P1"/>
      <text:p text:style-name="P2">I need to pivot</text:p>
      <text:p text:style-name="P2"/>
      <text:p text:style-name="P3">Took a quick look at graphing on map</text:p>
      <text:p text:style-name="P3">Needed to get ISO 3 codes</text:p>
      <text:p text:style-name="P3">Copied and created csv file and merged.</text:p>
      <text:p text:style-name="P3">Uk missing was UK in file changed to G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6T16:48:25.999000000</dc:date>
    <meta:editing-duration>PT26M26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7" meta:word-count="73" meta:character-count="376" meta:non-whitespace-character-count="309"/>
  </office:meta>
</office:document-meta>
</file>